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96000003391AF3B20C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2" svg:font-family="Trebuche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outline1">
      <style:graphic-properties fo:min-height="99.75cm"/>
    </style:style>
    <style:style style:name="pr6" style:family="presentation" style:parent-style-name="emertxe1-notes">
      <style:graphic-properties draw:fill-color="#ffffff" draw:auto-grow-height="true" fo:min-height="13.364cm"/>
    </style:style>
    <style:style style:name="pr7" style:family="presentation" style:parent-style-name="emertxe2-title">
      <style:graphic-properties draw:auto-grow-height="true" fo:min-height="3.506cm"/>
    </style:style>
    <style:style style:name="pr8" style:family="presentation" style:parent-style-name="emertxe2-outline1">
      <style:graphic-properties fo:min-height="99.75cm"/>
    </style:style>
    <style:style style:name="pr9" style:family="presentation" style:parent-style-name="emertxe2-notes">
      <style:graphic-properties draw:fill-color="#ffffff" draw:auto-grow-height="true" fo:min-height="13.364cm"/>
    </style:style>
    <style:style style:name="pr10" style:family="presentation" style:parent-style-name="emertxe2-title">
      <style:graphic-properties fo:min-height="3.506cm"/>
    </style:style>
    <style:style style:name="pr11" style:family="presentation" style:parent-style-name="emertxe2-outline1">
      <style:graphic-properties fo:min-height="11.93cm"/>
    </style:style>
    <style:style style:name="pr12" style:family="presentation" style:parent-style-name="emertxe2-notes">
      <style:graphic-properties draw:fill-color="#ffffff" fo:min-height="13.364cm"/>
    </style:style>
    <style:style style:name="pr13" style:family="presentation" style:parent-style-name="emertxe3-title">
      <style:graphic-properties draw:auto-grow-height="true" fo:min-height="3.506cm"/>
    </style:style>
    <style:style style:name="pr14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2.032cm" svg:y="8.686cm" presentation:class="title" presentation:placeholder="true" presentation:user-transformed="true">
          <draw:text-box/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placeholder="true" presentation:user-transformed="true">
          <draw:text-box/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1">
              <text:list-header>
                <text:p><text:span text:style-name="T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placeholder="true" presentation:user-transformed="true">
          <draw:text-box/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10" draw:layer="layout" svg:width="25.199cm" svg:height="3.506cm" svg:x="1.4cm" svg:y="0.037cm" presentation:class="title" presentation:placeholder="true" presentation:user-transformed="true">
          <draw:text-box/>
        </draw:frame>
        <draw:frame presentation:style-name="pr11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21cm" svg:height="10.697cm" svg:x="0cm" svg:y="2.257cm" draw:page-number="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user-transformed="true">
          <draw:text-box>
            <text:p>Features of Java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Features of Java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placeholder="true" presentation:user-transformed="true">
          <draw:text-box/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placeholder="true" presentation:user-transformed="true">
          <draw:text-box/>
        </draw:frame>
        <draw:frame presentation:style-name="pr11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21cm" svg:height="10.697cm" svg:x="0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placeholder="true" presentation:user-transformed="true">
          <draw:text-box/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3" presentation:presentation-page-layout-name="AL1T1">
        <office:forms form:automatic-focus="false" form:apply-design-mode="false"/>
        <draw:frame presentation:style-name="pr13" draw:text-style-name="P3" draw:layer="layout" svg:width="25.199cm" svg:height="3.506cm" svg:x="1.4cm" svg:y="8.537cm" presentation:class="title">
          <draw:text-box>
            <text:p text:style-name="P3">Thank You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2" svg:font-family="Trebuche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T18H4M29S</meta:editing-duration>
    <meta:editing-cycles>161</meta:editing-cycles>
    <meta:generator>LibreOffice/4.2.3.3$Linux_x86 LibreOffice_project/420m0$Build-3</meta:generator>
    <dc:date>2014-10-01T10:09:46.154468969</dc:date>
    <meta:document-statistic meta:object-count="107"/>
    <meta:template xlink:type="simple" xlink:actuate="onRequest" xlink:title="emertxe" xlink:href="../../../../../.config/libreoffice/4/user/template/Emertxe/emertxe.otp" meta:date="2014-05-12T18:17:30.172305182"/>
  </office:meta>
</office:document-meta>
</file>